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aa01b" officeooo:paragraph-rsid="001aa0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eatures Implemented : </text:p>
      <text:p text:style-name="P1"/>
      <text:p text:style-name="P1">1. Authentication using both phone number and google sign in.</text:p>
      <text:p text:style-name="P1">2. Used Firebase for authentication.</text:p>
      <text:p text:style-name="P1">3. Lazy loading implemented to load both the articles and comments.</text:p>
      <text:p text:style-name="P1">4. Articles once loaded are fetched from the local DB unless the articles are not refreshed manually.</text:p>
      <text:p text:style-name="P1">5. Same is done in the case of comments for a particular article.</text:p>
      <text:p text:style-name="P1">6. Realm used for local storage instead of Sqlite.</text:p>
      <text:p text:style-name="P1">7. RecyclerView used to show the lists in case of both articles and comments.</text:p>
      <text:p text:style-name="P1">8. WebView tab will not be shown in case the url does not exist for <text:s/>a particular article.</text:p>
      <text:p text:style-name="P1">9. Only top level comments are shown.</text:p>
      <text:p text:style-name="P1">10. In case of articles, time is shown in the form of “x hours ago”, “x seconds ago” etc and in case of comments exact time is show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6T15:59:53.907000000</meta:creation-date>
    <dc:date>2017-09-16T16:21:00.310000000</dc:date>
    <meta:editing-duration>PT21M21S</meta:editing-duration>
    <meta:editing-cycles>1</meta:editing-cycles>
    <meta:document-statistic meta:table-count="0" meta:image-count="0" meta:object-count="0" meta:page-count="1" meta:paragraph-count="11" meta:word-count="135" meta:character-count="740" meta:non-whitespace-character-count="614"/>
    <meta:generator>LibreOffice/5.2.1.2$Windows_X86_64 LibreOffice_project/31dd62db80d4e60af04904455ec9c9219178d620</meta:generator>
  </office:meta>
</office:document-meta>
</file>